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7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8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9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10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11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12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13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14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15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17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18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19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20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21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22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23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24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25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26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27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28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29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30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31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6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7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8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9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0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1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2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3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4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5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6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7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8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9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0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1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2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3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4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5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6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fo:color="#ed1c24" style:font-name="Arial" style:font-name-asian="Arial1" style:font-name-complex="Arial1"/>
    </style:style>
    <style:style style:name="P60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6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7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8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9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0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1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2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3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4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5" style:family="paragraph" style:parent-style-name="Standard" style:list-style-name="WWNum9">
      <style:paragraph-properties fo:margin-left="1.27cm" fo:margin-right="0cm" fo:text-indent="-0.635cm" style:auto-text-indent="false"/>
      <style:text-properties fo:color="#ce181e" style:font-name="Arial" style:font-name-asian="Arial1" style:font-name-complex="Arial1"/>
    </style:style>
    <style:style style:name="P86" style:family="paragraph" style:parent-style-name="Standard" style:list-style-name="WWNum13">
      <style:paragraph-properties fo:margin-left="1.27cm" fo:margin-right="0cm" fo:text-indent="-0.635cm" style:auto-text-indent="false"/>
      <style:text-properties fo:color="#ce181e" style:font-name="Arial" style:font-name-asian="Arial1" style:font-name-complex="Arial1"/>
    </style:style>
    <style:style style:name="P87" style:family="paragraph" style:parent-style-name="Standard" style:list-style-name="WWNum14">
      <style:paragraph-properties fo:margin-left="1.27cm" fo:margin-right="0cm" fo:text-indent="-0.635cm" style:auto-text-indent="false"/>
      <style:text-properties fo:color="#ce181e" style:font-name="Arial" style:font-name-asian="Arial1" style:font-name-complex="Arial1"/>
    </style:style>
    <style:style style:name="P88" style:family="paragraph" style:parent-style-name="Standard" style:list-style-name="WWNum25">
      <style:paragraph-properties fo:margin-left="1.27cm" fo:margin-right="0cm" fo:text-indent="-0.635cm" style:auto-text-indent="false"/>
      <style:text-properties fo:color="#ed1c24" style:font-name="Arial" style:font-name-asian="Arial1" style:font-name-complex="Arial1"/>
    </style:style>
    <style:style style:name="P89" style:family="paragraph" style:parent-style-name="Standard">
      <style:paragraph-properties fo:margin-left="0cm" fo:margin-right="0cm" fo:text-indent="1.27cm" style:auto-text-indent="false"/>
      <style:text-properties fo:color="#ce181e" style:font-name="Arial" style:font-name-asian="Arial1" style:font-name-complex="Arial1"/>
    </style:style>
    <style:style style:name="T1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ore Java: Part 2</text:p>
      <text:p text:style-name="P2">1. How to import all package?</text:p>
      <text:list xml:id="list1509887522" text:style-name="WWNum17">
        <text:list-item>
          <text:p text:style-name="P8">import java.*;</text:p>
        </text:list-item>
        <text:list-item>
          <text:p text:style-name="P31">include java.lang;</text:p>
        </text:list-item>
        <text:list-item>
          <text:p text:style-name="P60">java.package</text:p>
        </text:list-item>
      </text:list>
      <text:p text:style-name="P1"/>
      <text:p text:style-name="P2">2.What is the value of "d" after this line of code has been executed?</text:p>
      <text:p text:style-name="P1">double d = Math.round ( 2.5 + Math.random() );</text:p>
      <text:list xml:id="list1764759877" text:style-name="WWNum24">
        <text:list-item>
          <text:p text:style-name="P32">2</text:p>
        </text:list-item>
        <text:list-item>
          <text:p text:style-name="P9">3</text:p>
        </text:list-item>
        <text:list-item>
          <text:p text:style-name="P32">4</text:p>
        </text:list-item>
        <text:list-item>
          <text:p text:style-name="P61">2.5</text:p>
        </text:list-item>
      </text:list>
      <text:p text:style-name="P3"/>
      <text:p text:style-name="P2">3.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2556659630" text:style-name="WWNum19">
        <text:list-item>
          <text:p text:style-name="P33">There is a syntax error on line 1.</text:p>
        </text:list-item>
        <text:list-item>
          <text:p text:style-name="P10">There are syntax errors on lines 1 and 6.</text:p>
        </text:list-item>
        <text:list-item>
          <text:p text:style-name="P33">run infinity time</text:p>
        </text:list-item>
        <text:list-item>
          <text:p text:style-name="P62">There is a syntax error in line 6.</text:p>
        </text:list-item>
      </text:list>
      <text:p text:style-name="P1"/>
      <text:p text:style-name="P2">4.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512648987" text:style-name="WWNum16">
        <text:list-item>
          <text:p text:style-name="P34">Hellogoodworld</text:p>
        </text:list-item>
        <text:list-item>
          <text:p text:style-name="P34">hellogoodworld</text:p>
        </text:list-item>
        <text:list-item>
          <text:p text:style-name="P11">Hello Goodworld</text:p>
        </text:list-item>
        <text:list-item>
          <text:p text:style-name="P63">GoodWorld</text:p>
        </text:list-item>
      </text:list>
      <text:p text:style-name="P1"/>
      <text:p text:style-name="P2">5.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3330346658" text:style-name="WWNum26">
        <text:list-item>
          <text:p text:style-name="P12">hello</text:p>
        </text:list-item>
        <text:list-item>
          <text:p text:style-name="P35">world</text:p>
        </text:list-item>
        <text:list-item>
          <text:p text:style-name="P35">hello world</text:p>
        </text:list-item>
        <text:list-item>
          <text:p text:style-name="P64">none of the above</text:p>
        </text:list-item>
      </text:list>
      <text:p text:style-name="P1"/>
      <text:p text:style-name="P2">6.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3356625331" text:style-name="WWNum29">
        <text:list-item>
          <text:p text:style-name="P13"><text:soft-page-break/>DEMOS</text:p>
        </text:list-item>
        <text:list-item>
          <text:p text:style-name="P36">DEMS</text:p>
        </text:list-item>
        <text:list-item>
          <text:p text:style-name="P36">DEM</text:p>
        </text:list-item>
        <text:list-item>
          <text:p text:style-name="P65">EMOS</text:p>
        </text:list-item>
      </text:list>
      <text:p text:style-name="P1"/>
      <text:p text:style-name="P2">7.Determine the output</text:p>
      <text:p text:style-name="P1">SOP (‘1’+new integer (2) +3);</text:p>
      <text:list xml:id="list4061786866" text:style-name="WWNum11">
        <text:list-item>
          <text:p text:style-name="P14">123</text:p>
        </text:list-item>
        <text:list-item>
          <text:p text:style-name="P37">13</text:p>
        </text:list-item>
        <text:list-item>
          <text:p text:style-name="P37">1</text:p>
        </text:list-item>
        <text:list-item>
          <text:p text:style-name="P66">12</text:p>
        </text:list-item>
      </text:list>
      <text:p text:style-name="P1"/>
      <text:p text:style-name="P2">8.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1107726160" text:style-name="WWNum9">
        <text:list-item>
          <text:p text:style-name="P38">Hlloe</text:p>
        </text:list-item>
        <text:list-item>
          <text:p text:style-name="P38">lloeH</text:p>
        </text:list-item>
        <text:list-item>
          <text:p text:style-name="P38">Hello</text:p>
        </text:list-item>
        <text:list-item>
          <text:p text:style-name="P85">olleH</text:p>
        </text:list-item>
      </text:list>
      <text:p text:style-name="P1"/>
      <text:p text:style-name="P2">9.Write the correct signature of the main method?</text:p>
      <text:list xml:id="list2893352120" text:style-name="WWNum6">
        <text:list-item>
          <text:p text:style-name="P39">public Static void main()</text:p>
        </text:list-item>
        <text:list-item>
          <text:p text:style-name="P15">public Static void main(String args[])</text:p>
        </text:list-item>
        <text:list-item>
          <text:p text:style-name="P67">public Static void main(String ...)</text:p>
        </text:list-item>
      </text:list>
      <text:p text:style-name="P1"/>
      <text:p text:style-name="P2">10.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1692612572" text:style-name="WWNum2">
        <text:list-item>
          <text:p text:style-name="P40">class java.object</text:p>
        </text:list-item>
        <text:list-item>
          <text:p text:style-name="P16">class java.lang.object</text:p>
        </text:list-item>
        <text:list-item>
          <text:p text:style-name="P68">none of the above</text:p>
        </text:list-item>
      </text:list>
      <text:p text:style-name="P1"/>
      <text:p text:style-name="P2"><text:soft-page-break/>11.Determine the output</text:p>
      <text:p text:style-name="P1">Class{</text:p>
      <text:p text:style-name="P1">PSVM</text:p>
      <text:p text:style-name="P1"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2172574090" text:style-name="WWNum15">
        <text:list-item>
          <text:p text:style-name="P41">HelloStopWorld</text:p>
        </text:list-item>
        <text:list-item>
          <text:p text:style-name="P17">Hello Stop World</text:p>
        </text:list-item>
        <text:list-item>
          <text:p text:style-name="P41">HelloStop</text:p>
        </text:list-item>
        <text:list-item>
          <text:p text:style-name="P69">none of the above</text:p>
        </text:list-item>
      </text:list>
      <text:p text:style-name="P1"/>
      <text:p text:style-name="P2">12.How to declare array of string which one is correct?</text:p>
      <text:list xml:id="list3050375454" text:style-name="WWNum27">
        <text:list-item>
          <text:p text:style-name="P42">string[]s;</text:p>
        </text:list-item>
        <text:list-item>
          <text:p text:style-name="P18">string s[]</text:p>
        </text:list-item>
        <text:list-item>
          <text:p text:style-name="P70">string []s;</text:p>
        </text:list-item>
      </text:list>
      <text:p text:style-name="P1"/>
      <text:p text:style-name="P2">13.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4213699852" text:style-name="WWNum28">
        <text:list-item>
          <text:p text:style-name="P19">A@1cde5f</text:p>
        </text:list-item>
        <text:list-item>
          <text:p text:style-name="P43">A a 1cde5f</text:p>
        </text:list-item>
        <text:list-item>
          <text:p text:style-name="P43">A d 1cde5f</text:p>
        </text:list-item>
        <text:list-item>
          <text:p text:style-name="P71">@1cde5f</text:p>
        </text:list-item>
      </text:list>
      <text:p text:style-name="P1"/>
      <text:p text:style-name="P2">14.What will be the datatype of the no 9.6352</text:p>
      <text:list xml:id="list446636551" text:style-name="WWNum5">
        <text:list-item>
          <text:p text:style-name="P20">double</text:p>
        </text:list-item>
        <text:list-item>
          <text:p text:style-name="P44">Float</text:p>
        </text:list-item>
        <text:list-item>
          <text:p text:style-name="P72">Double</text:p>
        </text:list-item>
      </text:list>
      <text:p text:style-name="P1"/>
      <text:p text:style-name="P2">15.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2299711868" text:style-name="WWNum21">
        <text:list-item>
          <text:p text:style-name="P21">uvwxyzuvwXYZ</text:p>
        </text:list-item>
        <text:list-item>
          <text:p text:style-name="P45">uvwxyzuv</text:p>
        </text:list-item>
        <text:list-item>
          <text:p text:style-name="P45">uvwxyzXYZ</text:p>
        </text:list-item>
        <text:list-item>
          <text:p text:style-name="P73">uvwxyzuvXYZ</text:p>
        </text:list-item>
      </text:list>
      <text:p text:style-name="P1"/>
      <text:p text:style-name="P2">16.Determine the output</text:p>
      <text:p text:style-name="P1">int i = -1;</text:p>
      <text:p text:style-name="P1">int b = 10;</text:p>
      <text:p text:style-name="P1">int val = b/ i;</text:p>
      <text:list xml:id="list3930017872" text:style-name="WWNum8">
        <text:list-item>
          <text:p text:style-name="P46">-<text:span text:style-name="T1">10</text:span></text:p>
        </text:list-item>
        <text:list-item>
          <text:p text:style-name="P46">10</text:p>
        </text:list-item>
        <text:list-item>
          <text:p text:style-name="P46">10/1</text:p>
        </text:list-item>
        <text:list-item>
          <text:p text:style-name="P74">error17. </text:p>
        </text:list-item>
      </text:list>
      <text:p text:style-name="P3"/>
      <text:p text:style-name="P5"><text:soft-page-break/>17.How to inherit both the interface and abstract class ?</text:p>
      <text:list xml:id="list639448068" text:style-name="WWNum25">
        <text:list-item>
          <text:p text:style-name="P47">class implemts Info,interface</text:p>
        </text:list-item>
        <text:list-item>
          <text:p text:style-name="P47">class xyz extends Info implements interface{ void load}</text:p>
        </text:list-item>
        <text:list-item>
          <text:p text:style-name="P47">class extends Info,interface</text:p>
        </text:list-item>
        <text:list-item>
          <text:p text:style-name="P88">class implements interface</text:p>
        </text:list-item>
      </text:list>
      <text:p text:style-name="P1"/>
      <text:p text:style-name="P1"/>
      <text:p text:style-name="P2">18.Which operator is used to separate parameters or attributes?</text:p>
      <text:list xml:id="list736588748" text:style-name="WWNum12">
        <text:list-item>
          <text:p text:style-name="P59">&amp;</text:p>
        </text:list-item>
        <text:list-item>
          <text:p text:style-name="P48">&amp;&amp;</text:p>
        </text:list-item>
        <text:list-item>
          <text:p text:style-name="P75">and</text:p>
        </text:list-item>
      </text:list>
      <text:p text:style-name="P1"/>
      <text:p text:style-name="P2">19.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1185690733" text:style-name="WWNum13">
        <text:list-item>
          <text:p text:style-name="P49">ABDCB</text:p>
        </text:list-item>
        <text:list-item>
          <text:p text:style-name="P49">ABDCBDCB</text:p>
        </text:list-item>
        <text:list-item>
          <text:p text:style-name="P49">ABCDBDA</text:p>
        </text:list-item>
        <text:list-item>
          <text:p text:style-name="P86">ABDCBDA</text:p>
        </text:list-item>
      </text:list>
      <text:p text:style-name="P1"/>
      <text:p text:style-name="P1"/>
      <text:p text:style-name="P2">20. import java.util.*;</text:p>
      <text:p text:style-name="P2"><text:soft-page-break/>class Array {</text:p>
      <text:p text:style-name="P2">public static void main(String args[])</text:p>
      <text:p text:style-name="P2">{</text:p>
      <text:p text:style-name="P2">int array[] = new int [5];</text:p>
      <text:p text:style-name="P2">for (int i = 5; i &gt; 0; i--)</text:p>
      <text:p text:style-name="P2">array[5 - i] = i;</text:p>
      <text:p text:style-name="P2">Arrays.sort(array);</text:p>
      <text:p text:style-name="P2">for (int i = 0; i &lt; 5; ++i)</text:p>
      <text:p text:style-name="P2">System.out.print(array[i]);;</text:p>
      <text:p text:style-name="P2">}</text:p>
      <text:p text:style-name="P2">}</text:p>
      <text:list xml:id="list3478314222" text:style-name="WWNum7">
        <text:list-item>
          <text:p text:style-name="P50">12345</text:p>
        </text:list-item>
        <text:list-item>
          <text:p text:style-name="P23">54321</text:p>
        </text:list-item>
        <text:list-item>
          <text:p text:style-name="P50">123</text:p>
        </text:list-item>
        <text:list-item>
          <text:p text:style-name="P76">1234</text:p>
        </text:list-item>
      </text:list>
      <text:p text:style-name="P1"/>
      <text:p text:style-name="P2">21.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2107230574" text:style-name="WWNum4">
        <text:list-item>
          <text:p text:style-name="P51">12885</text:p>
        </text:list-item>
        <text:list-item>
          <text:p text:style-name="P51">12845</text:p>
        </text:list-item>
        <text:list-item>
          <text:p text:style-name="P22">58881</text:p>
        </text:list-item>
        <text:list-item>
          <text:p text:style-name="P77">54881</text:p>
        </text:list-item>
      </text:list>
      <text:p text:style-name="P1"><text:soft-page-break/></text:p>
      <text:p text:style-name="P2">22.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1521698583" text:style-name="WWNum10">
        <text:list-item>
          <text:p text:style-name="P52">Hello</text:p>
        </text:list-item>
        <text:list-item>
          <text:p text:style-name="P52">World</text:p>
        </text:list-item>
        <text:list-item>
          <text:p text:style-name="P24">Helloworld</text:p>
        </text:list-item>
        <text:list-item>
          <text:p text:style-name="P78">Hello World</text:p>
        </text:list-item>
      </text:list>
      <text:p text:style-name="P1"/>
      <text:p text:style-name="P2">23.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296916000" text:style-name="WWNum22">
        <text:list-item>
          <text:p text:style-name="P53">xello</text:p>
        </text:list-item>
        <text:list-item>
          <text:p text:style-name="P53">xxxxx</text:p>
        </text:list-item>
        <text:list-item>
          <text:p text:style-name="P25">Hxllo</text:p>
        </text:list-item>
        <text:list-item>
          <text:p text:style-name="P79">Hexlo</text:p>
        </text:list-item>
      </text:list>
      <text:p text:style-name="P1"/>
      <text:p text:style-name="P2">24.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3152971291" text:style-name="WWNum1">
        <text:list-item>
          <text:p text:style-name="P54">AaBaCa</text:p>
        </text:list-item>
        <text:list-item>
          <text:p text:style-name="P26">ABCaaa</text:p>
        </text:list-item>
        <text:list-item>
          <text:p text:style-name="P54">AaaBaaCaa</text:p>
        </text:list-item>
        <text:list-item>
          <text:p text:style-name="P80">AaBaaCaaa</text:p>
        </text:list-item>
      </text:list>
      <text:p text:style-name="P1"/>
      <text:p text:style-name="P2">25.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2538860857" text:style-name="WWNum14">
        <text:list-item>
          <text:p text:style-name="P87">a is a lower case Letter</text:p>
        </text:list-item>
      </text:list>
      <text:p text:style-name="P89">is White space character</text:p>
      <text:p text:style-name="P6"><text:s text:c="6"/>b) b is a lower case Letter</text:p>
      <text:p text:style-name="P4">is White space character</text:p>
      <text:p text:style-name="P6"><text:s text:c="6"/>c) a is a lower case Letter</text:p>
      <text:p text:style-name="P4">A is a upper case Letter</text:p>
      <text:p text:style-name="P1"><text:s text:c="6"/>d) a is a lower case Letter</text:p>
      <text:p text:style-name="P4">0 is a digit</text:p>
      <text:p text:style-name="P4"/>
      <text:p text:style-name="P4"/>
      <text:p text:style-name="P2">26.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2">27.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2090228242" text:style-name="WWNum3">
        <text:list-item>
          <text:p text:style-name="P55">42</text:p>
        </text:list-item>
        <text:list-item>
          <text:p text:style-name="P55">420</text:p>
        </text:list-item>
        <text:list-item>
          <text:p text:style-name="P55">462</text:p>
        </text:list-item>
        <text:list-item>
          <text:p text:style-name="P55">42042</text:p>
        </text:list-item>
        <text:list-item>
          <text:p text:style-name="P27">Compilation fails</text:p>
        </text:list-item>
        <text:list-item>
          <text:p text:style-name="P81">An exception is thrown at runtime.</text:p>
        </text:list-item>
      </text:list>
      <text:p text:style-name="P1"/>
      <text:p text:style-name="P1"/>
      <text:p text:style-name="P2">28.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1177224259" text:style-name="WWNum23">
        <text:list-item>
          <text:p text:style-name="P28">final</text:p>
        </text:list-item>
        <text:list-item>
          <text:p text:style-name="P28"><text:soft-page-break/>static</text:p>
        </text:list-item>
        <text:list-item>
          <text:p text:style-name="P56">native</text:p>
        </text:list-item>
        <text:list-item>
          <text:p text:style-name="P56">public</text:p>
        </text:list-item>
        <text:list-item>
          <text:p text:style-name="P28">private</text:p>
        </text:list-item>
        <text:list-item>
          <text:p text:style-name="P56">abstract</text:p>
        </text:list-item>
        <text:list-item>
          <text:p text:style-name="P82">protected</text:p>
        </text:list-item>
      </text:list>
      <text:p text:style-name="P1"/>
      <text:p text:style-name="P2">29.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401412895" text:style-name="WWNum18">
        <text:list-item>
          <text:p text:style-name="P29">Foo { public int bar() { return 1; }</text:p>
        </text:list-item>
        <text:list-item>
          <text:p text:style-name="P57">new Foo { public int bar() { return 1; }</text:p>
        </text:list-item>
        <text:list-item>
          <text:p text:style-name="P57">new Foo() { public int bar() { return 1; }</text:p>
        </text:list-item>
        <text:list-item>
          <text:p text:style-name="P83">new class Foo { public int bar() { return 1; }</text:p>
        </text:list-item>
      </text:list>
      <text:p text:style-name="P1"/>
      <text:p text:style-name="P2">30.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3958870234" text:style-name="WWNum20">
        <text:list-item>
          <text:p text:style-name="P58"><text:soft-page-break/>peep</text:p>
        </text:list-item>
        <text:list-item>
          <text:p text:style-name="P58">bark</text:p>
        </text:list-item>
        <text:list-item>
          <text:p text:style-name="P30">meow</text:p>
        </text:list-item>
        <text:list-item>
          <text:p text:style-name="P58">Compilation fails</text:p>
        </text:list-item>
        <text:list-item>
          <text:p text:style-name="P84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4T09:15:52.925168304</dc:date>
    <meta:editing-duration>PT4M16S</meta:editing-duration>
    <meta:editing-cycles>2</meta:editing-cycles>
    <meta:document-statistic meta:table-count="0" meta:image-count="0" meta:object-count="0" meta:page-count="13" meta:paragraph-count="379" meta:word-count="1238" meta:character-count="6672" meta:non-whitespace-character-count="5909"/>
  </office:meta>
</office:document-meta>
</file>